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8f2a1" draw:textarea-horizontal-align="justify" draw:textarea-vertical-align="middle" draw:auto-grow-height="false" fo:min-height="0.766cm" fo:min-width="1.405cm"/>
    </style:style>
    <style:style style:name="gr2" style:family="graphic" style:parent-style-name="standard">
      <style:graphic-properties svg:stroke-color="#000000" draw:fill="solid" draw:fill-color="#e8f2a1" draw:textarea-horizontal-align="justify" draw:textarea-vertical-align="middle" draw:auto-grow-height="false" fo:min-height="0.766cm" fo:min-width="1.405cm" fo:wrap-option="wrap"/>
      <style:paragraph-properties style:writing-mode="lr-tb"/>
    </style:style>
    <style:style style:name="gr3" style:family="graphic" style:parent-style-name="standard">
      <style:graphic-properties svg:stroke-color="#000000" draw:fill-color="#ffebee" draw:textarea-vertical-align="middle" draw:auto-grow-height="false" fo:min-height="0.916cm" fo:min-width="3.456cm" fo:padding-top="0.05cm" fo:padding-bottom="0.05cm" fo:padding-left="0.05cm" fo:padding-right="0.05cm" fo:wrap-option="wrap"/>
      <style:paragraph-properties style:writing-mode="lr-tb"/>
    </style:style>
    <style:style style:name="gr4" style:family="graphic" style:parent-style-name="standard">
      <style:graphic-properties svg:stroke-color="#000000" draw:fill-color="#fffde7" draw:textarea-vertical-align="middle" draw:auto-grow-height="false" fo:min-height="0.916cm" fo:min-width="2.535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standard">
      <style:graphic-properties svg:stroke-color="#ff0000" draw:fill-color="#e8f2a1" draw:textarea-vertical-align="middle" draw:auto-grow-height="false" fo:min-height="0.916cm" fo:min-width="1.678cm" fo:padding-top="0.05cm" fo:padding-bottom="0.05cm" fo:padding-left="0.05cm" fo:padding-right="0.05cm" fo:wrap-option="wrap"/>
      <style:paragraph-properties style:writing-mode="lr-tb"/>
    </style:style>
    <style:style style:name="gr6" style:family="graphic" style:parent-style-name="standard">
      <style:graphic-properties svg:stroke-color="#ff0000" draw:fill-color="#e8f2a1" draw:textarea-vertical-align="middle" draw:auto-grow-height="false" fo:min-height="0.916cm" fo:min-width="1.678cm" fo:padding-top="0.05cm" fo:padding-bottom="0.05cm" fo:padding-left="0.05cm" fo:padding-right="0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74cm" fo:padding-top="0.05cm" fo:padding-bottom="0.05cm" fo:padding-left="0.05cm" fo:padding-right="0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86cm" fo:padding-top="0.05cm" fo:padding-bottom="0.05cm" fo:padding-left="0.05cm" fo:padding-right="0.05cm"/>
      <style:paragraph-properties style:writing-mode="lr-tb"/>
    </style:style>
    <style:style style:name="gr9" style:family="graphic" style:parent-style-name="objectwithoutfill">
      <style:graphic-properties svg:stroke-width="0.1cm" svg:stroke-color="#00a933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color="#dee6ef" draw:fill="solid" draw:fill-color="#e8f2a1" draw:textarea-vertical-align="middle"/>
    </style:style>
    <style:style style:name="gr11" style:family="graphic" style:parent-style-name="objectwithoutfill">
      <style:graphic-properties svg:stroke-color="#000000" draw:fill="solid" draw:fill-color="#e8f2a1" draw:textarea-vertical-align="middle"/>
    </style:style>
    <style:style style:name="gr12" style:family="graphic" style:parent-style-name="standard">
      <style:graphic-properties draw:stroke="none" draw:fill="none" fo:min-height="0.48cm"/>
      <style:paragraph-properties style:writing-mode="lr-tb"/>
    </style:style>
    <style:style style:name="gr13" style:family="graphic" style:parent-style-name="objectwithoutfill">
      <style:graphic-properties svg:stroke-color="#000000" draw:fill="solid" draw:textarea-vertical-align="middle"/>
    </style:style>
    <style:style style:name="gr14" style:family="graphic" style:parent-style-name="standard">
      <style:graphic-properties svg:stroke-color="#000000" draw:fill-color="#e3f2fd" draw:textarea-vertical-align="middle" draw:auto-grow-height="false" fo:min-height="0.535cm" fo:min-width="3.456cm" fo:padding-top="0.05cm" fo:padding-bottom="0.05cm" fo:padding-left="0.05cm" fo:padding-right="0.05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-color="#e3f2fd" draw:textarea-vertical-align="middle" draw:auto-grow-height="false" fo:min-height="0.535cm" fo:min-width="3.456cm" fo:padding-top="0.05cm" fo:padding-bottom="0.05cm" fo:padding-left="0.05cm" fo:padding-right="0.05cm" fo:wrap-option="wrap"/>
      <style:paragraph-properties style:writing-mode="lr-tb"/>
    </style:style>
    <style:style style:name="gr16" style:family="graphic" style:parent-style-name="objectwithoutfill">
      <style:graphic-properties svg:stroke-width="0.102cm" svg:stroke-color="#00a933" draw:marker-start-width="0.352cm" draw:marker-end="Arrow" draw:marker-end-width="0.452cm" draw:fill="solid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color="#ff0000" draw:fill-color="#e8f2a1" draw:textarea-vertical-align="middle" draw:auto-grow-height="false" fo:min-height="0.916cm" fo:min-width="1.771cm" fo:padding-top="0.05cm" fo:padding-bottom="0.05cm" fo:padding-left="0.05cm" fo:padding-right="0.05cm" fo:wrap-option="wrap"/>
      <style:paragraph-properties style:writing-mode="lr-tb"/>
    </style:style>
    <style:style style:name="P1" style:family="paragraph">
      <loext:graphic-properties draw:fill="solid" draw:fill-color="#e8f2a1"/>
      <style:paragraph-properties fo:text-align="center"/>
    </style:style>
    <style:style style:name="P2" style:family="paragraph">
      <loext:graphic-properties draw:fill="solid" draw:fill-color="#e8f2a1"/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ebee"/>
      <style:paragraph-properties fo:text-align="center" style:writing-mode="lr-tb"/>
    </style:style>
    <style:style style:name="P5" style:family="paragraph">
      <loext:graphic-properties draw:fill-color="#fffde7"/>
      <style:paragraph-properties fo:text-align="center" style:writing-mode="lr-tb"/>
    </style:style>
    <style:style style:name="P6" style:family="paragraph">
      <loext:graphic-properties draw:fill-color="#e8f2a1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800080"/>
    </style:style>
    <style:style style:name="P8" style:family="paragraph">
      <loext:graphic-properties draw:fill="solid" draw:fill-color="#77bc65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e3f2fd"/>
      <style:paragraph-properties fo:text-align="center" style:writing-mode="lr-tb"/>
    </style:style>
    <style:style style:name="T1" style:family="text">
      <style:text-properties fo:color="#8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016cm" svg:x="3.336cm" svg:y="1.092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2" draw:layer="layout" svg:width="1.905cm" svg:height="1.016cm" svg:x="7.112cm" svg:y="1.0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56cm" svg:height="1.016cm" svg:x="3.429cm" svg:y="4.445cm">
          <text:p text:style-name="P3">address of machine code for this word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35cm" svg:height="1.016cm" svg:x="0.794cm" svg:y="4.445cm">
          <text:p text:style-name="P3">6 SQUARE link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78cm" svg:height="1.016cm" svg:x="6.985cm" svg:y="4.445cm">
          <text:p text:style-name="P3">token for DUP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78cm" svg:height="1.016cm" svg:x="8.763cm" svg:y="4.445cm">
          <text:p text:style-name="P3">token for</text:p>
          <text:p text:style-name="P3">*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78cm" svg:height="1.016cm" svg:x="10.541cm" svg:y="4.445cm">
          <text:p text:style-name="P3">token for EXIT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074cm" svg:height="1.059cm" svg:x="0.127cm" svg:y="-0.034cm">
          <draw:text-box>
            <text:p><text:span text:style-name="T1">some Forth word</text:span></text:p>
            <text:p><text:span text:style-name="T1">that uses SQUARE</text:span></text:p>
          </draw:text-box>
        </draw:frame>
        <draw:frame draw:style-name="gr8" draw:text-style-name="P7" draw:layer="layout" svg:width="2.96cm" svg:height="1.059cm" svg:x="0.127cm" svg:y="3.251cm">
          <draw:text-box>
            <text:p><text:span text:style-name="T1">SQUARE,</text:span></text:p>
            <text:p><text:span text:style-name="T1">a colon definition</text:span></text:p>
          </draw:text-box>
        </draw:frame>
        <draw:line draw:style-name="gr9" draw:text-style-name="P8" draw:layer="layout" svg:x1="6.223cm" svg:y1="2.108cm" svg:x2="13.716cm" svg:y2="2.997cm">
          <text:p/>
        </draw:line>
        <draw:polygon draw:style-name="gr10" draw:text-style-name="P1" draw:layer="layout" svg:width="2.539cm" svg:height="1.015cm" svg:x="9.017cm" svg:y="1.092cm" svg:viewBox="0 0 2540 1016" draw:points="0,0 2286,0 2286,254 2032,381 2540,508 2286,635 2286,1016 0,1016">
          <text:p/>
        </draw:polygon>
        <draw:polyline draw:style-name="gr11" draw:text-style-name="P1" draw:layer="layout" svg:width="2.285cm" svg:height="1.015cm" draw:transform="rotate (-3.14159265358979) translate (11.303cm 2.108cm)" svg:viewBox="0 0 2286 1016" draw:points="0,1016 2286,1016 2286,0 0,0">
          <text:p/>
        </draw:polyline>
        <draw:frame draw:style-name="gr12" draw:text-style-name="P9" draw:layer="layout" svg:width="0.889cm" svg:height="0.73cm" svg:x="9.652cm" svg:y="1.251cm">
          <draw:text-box>
            <text:p>...</text:p>
          </draw:text-box>
        </draw:frame>
        <draw:polygon draw:style-name="gr10" draw:text-style-name="P1" draw:layer="layout" svg:width="2.539cm" svg:height="1.015cm" draw:transform="rotate (-3.14159265358979) translate (3.336cm 2.108cm)" svg:viewBox="0 0 2540 1016" draw:points="0,0 2286,0 2286,381 2032,508 2540,635 2286,762 2286,1016 0,1016">
          <text:p/>
        </draw:polygon>
        <draw:polyline draw:style-name="gr13" draw:text-style-name="P10" draw:layer="layout" svg:width="2.285cm" svg:height="1.015cm" svg:x="1.05cm" svg:y="1.092cm" svg:viewBox="0 0 2286 1016" draw:points="0,0 2286,0 2286,1016 0,1016">
          <text:p/>
        </draw:polyline>
        <draw:frame draw:style-name="gr12" draw:text-style-name="P9" draw:layer="layout" svg:width="0.87cm" svg:height="0.73cm" svg:x="1.812cm" svg:y="1.251cm">
          <draw:text-box>
            <text:p>...</text:p>
          </draw:text-box>
        </draw:frame>
        <draw:custom-shape draw:style-name="gr14" draw:text-style-name="P11" draw:layer="layout" svg:width="3.556cm" svg:height="0.635cm" svg:x="13.716cm" svg:y="4.14cm">
          <text:p text:style-name="P3">address of DU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556cm" svg:height="0.635cm" svg:x="13.716cm" svg:y="4.775cm">
          <text:p text:style-name="P3">etc.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556cm" svg:height="0.635cm" svg:x="13.716cm" svg:y="2.87cm">
          <text:p text:style-name="P3">address of SQUARE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556cm" svg:height="0.635cm" svg:x="13.716cm" svg:y="3.505cm">
          <text:p text:style-name="P3"/>
          <draw:enhanced-geometry svg:viewBox="0 0 21600 21600" draw:type="rectangle" draw:enhanced-path="M 0 0 L 21600 0 21600 21600 0 21600 0 0 Z N"/>
        </draw:custom-shape>
        <draw:polyline draw:style-name="gr13" draw:text-style-name="P10" draw:layer="layout" svg:width="0.634cm" svg:height="3.555cm" draw:transform="rotate (1.5707963267949) translate (13.716cm 5.41cm)" svg:viewBox="0 0 635 3556" draw:points="0,3556 635,3556 635,0 0,0">
          <text:p/>
        </draw:polyline>
        <draw:custom-shape draw:style-name="gr14" draw:text-style-name="P11" draw:layer="layout" svg:width="3.556cm" svg:height="0.635cm" svg:x="13.716cm" svg:y="2.2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556cm" svg:height="0.635cm" svg:x="13.716cm" svg:y="1.6cm">
          <text:p text:style-name="P3"/>
          <draw:enhanced-geometry svg:viewBox="0 0 21600 21600" draw:type="rectangle" draw:enhanced-path="M 0 0 L 21600 0 21600 21600 0 21600 0 0 Z N"/>
        </draw:custom-shape>
        <draw:polyline draw:style-name="gr13" draw:text-style-name="P10" draw:layer="layout" svg:width="0.634cm" svg:height="3.555cm" draw:transform="rotate (-1.5707963267949) translate (17.272cm 1.6cm)" svg:viewBox="0 0 635 3556" draw:points="0,3556 635,3556 635,0 0,0">
          <text:p/>
        </draw:polyline>
        <draw:frame draw:style-name="gr7" draw:text-style-name="P7" draw:layer="layout" svg:width="3.074cm" svg:height="1.059cm" svg:x="13.944cm" svg:y="0.414cm">
          <draw:text-box>
            <text:p><text:span text:style-name="T1">TOKEN TABLE</text:span></text:p>
          </draw:text-box>
        </draw:frame>
        <draw:line draw:style-name="gr16" draw:text-style-name="P10" draw:layer="layout" svg:x1="14.478cm" svg:y1="3.378cm" svg:x2="5.207cm" svg:y2="4.445cm">
          <text:p/>
        </draw:line>
        <draw:custom-shape draw:style-name="gr17" draw:text-style-name="P6" draw:layer="layout" svg:width="1.871cm" svg:height="1.016cm" svg:x="5.241cm" svg:y="1.092cm">
          <text:p text:style-name="P3">token for SQUA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5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1-09T14:35:31.428648551</dc:date>
    <meta:editing-duration>PT1H32M26S</meta:editing-duration>
    <meta:editing-cycles>10</meta:editing-cycles>
    <meta:generator>LibreOffice/6.4.7.2$Linux_X86_64 LibreOffice_project/40$Build-2</meta:generator>
    <meta:document-statistic meta:object-count="27"/>
  </office:meta>
</office:document-meta>
</file>